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Hindi1" svg:font-family="'Lohit Hindi'"/>
    <style:font-face style:name="DejaVu Serif" svg:font-family="'DejaVu Serif'" style:font-family-generic="roman"/>
    <style:font-face style:name="DejaVu Sans" svg:font-family="'DejaVu Sans'" style:font-family-generic="swiss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in" fo:line-height="150%"/>
    </style:style>
    <style:style style:name="P2" style:family="paragraph" style:parent-style-name="Text_20_body" style:list-style-name="L1">
      <style:paragraph-properties fo:margin-top="0in" fo:margin-bottom="0.1in" fo:line-height="15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CEFit v1.2.1<text:line-break/>Release Notes</text:p>
      <text:p text:style-name="Standard"/>
      <text:p text:style-name="P1"/>
      <text:list xml:id="list8620326064067160628" text:style-name="L1">
        <text:list-item>
          <text:p text:style-name="P2"><text:span text:style-name="T1">Demons registration.<text:line-break/></text:span>The major change is the addition of Demons deformable registration. This registration method is much easier to use, is faster and gives better results than B-spline registration.</text:p>
        </text:list-item>
        <text:list-item>
          <text:p text:style-name="P2"><text:span text:style-name="T1">Fixed Image.<text:line-break/></text:span>The logic for selecting the fixed image has changed. DCEFit no longer looks for a key image. Instead it looks for an image with an ROI named<text:span text:style-name="T2"> 'dcefit' </text:span>and selects this as the fixed image. For B-spline registration this becomes the registration region but for Demons, which fits the whole image, it is ignored. Given that the images in a time series are not numbered by OsiriX on the screen, a button has been added to let you select the current image.</text:p>
        </text:list-item>
        <text:list-item>
          <text:p text:style-name="P2"><text:span text:style-name="T1">User interface.<text:line-break/></text:span>The user interface has changed to accommodate the above changes and is described in the manual.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Hindi1" svg:font-family="'Lohit Hindi'"/>
    <style:font-face style:name="DejaVu Serif" svg:font-family="'DejaVu Serif'" style:font-family-generic="roman"/>
    <style:font-face style:name="DejaVu Sans" svg:font-family="'DejaVu Sans'" style:font-family-generic="swiss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DejaVu Serif" fo:font-size="12pt" fo:language="en" fo:country="CA" style:letter-kerning="true" style:font-name-asian="Arial Unicode M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9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" fo:font-size="14pt" style:font-name-asian="Arial Unicode M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DejaVu Serif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DejaVu Sans"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erif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im Allman</meta:initial-creator>
    <meta:creation-date>2014-08-01T09:17:09</meta:creation-date>
    <meta:generator>OpenOffice/4.1.1$Unix OpenOffice.org_project/411m6$Build-9775</meta:generator>
    <dc:date>2014-09-16T10:28:26</dc:date>
    <dc:creator>Tim Allman</dc:creator>
    <meta:editing-duration>PT17M1S</meta:editing-duration>
    <meta:editing-cycles>2</meta:editing-cycles>
    <meta:document-statistic meta:table-count="0" meta:image-count="0" meta:object-count="0" meta:page-count="1" meta:paragraph-count="4" meta:word-count="138" meta:character-count="806"/>
  </office:meta>
</office:document-meta>
</file>